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2" style:family="paragraph" style:parent-style-name="Preformatted_20_Text">
      <style:text-properties fo:language="en" fo:country="GB" officeooo:rsid="001d6152" officeooo:paragraph-rsid="00200fc2"/>
    </style:style>
    <style:style style:name="P3" style:family="paragraph" style:parent-style-name="Preformatted_20_Text">
      <style:text-properties fo:language="en" fo:country="GB" officeooo:rsid="001d6152" officeooo:paragraph-rsid="001d6152"/>
    </style:style>
    <style:style style:name="P4" style:family="paragraph" style:parent-style-name="Preformatted_20_Text">
      <style:text-properties fo:language="en" fo:country="GB" officeooo:rsid="001d6152" officeooo:paragraph-rsid="0046d652"/>
    </style:style>
    <style:style style:name="P5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6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fo:language="en" fo:country="GB" officeooo:rsid="001d6152" officeooo:paragraph-rsid="001d6152"/>
    </style:style>
    <style:style style:name="P7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8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9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f7d52"/>
    </style:style>
    <style:style style:name="P10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11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12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1d057"/>
    </style:style>
    <style:style style:name="P13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14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200fc2"/>
    </style:style>
    <style:style style:name="P15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37cdd9"/>
    </style:style>
    <style:style style:name="P16" style:family="paragraph" style:parent-style-name="Preformatted_20_Text">
      <style:text-properties fo:language="en" fo:country="GB" fo:font-weight="bold" officeooo:rsid="001d6152" officeooo:paragraph-rsid="001d6152" style:font-weight-asian="bold" style:font-weight-complex="bold"/>
    </style:style>
    <style:style style:name="P17" style:family="paragraph" style:parent-style-name="Preformatted_20_Text">
      <style:text-properties fo:language="en" fo:country="GB" style:text-underline-style="none" officeooo:rsid="0037cdd9" officeooo:paragraph-rsid="0037cdd9"/>
    </style:style>
    <style:style style:name="P18" style:family="paragraph" style:parent-style-name="Preformatted_20_Text">
      <style:text-properties fo:language="en" fo:country="GB" style:text-underline-style="none" officeooo:rsid="003cb459" officeooo:paragraph-rsid="003cb459"/>
    </style:style>
    <style:style style:name="P19" style:family="paragraph" style:parent-style-name="Preformatted_20_Text">
      <style:paragraph-properties>
        <style:tab-stops/>
      </style:paragraph-properties>
      <style:text-properties fo:language="en" fo:country="GB" officeooo:rsid="004f7662" officeooo:paragraph-rsid="004f7d52"/>
    </style:style>
    <style:style style:name="P20" style:family="paragraph" style:parent-style-name="Preformatted_20_Text">
      <style:paragraph-properties>
        <style:tab-stops/>
      </style:paragraph-properties>
      <style:text-properties fo:language="en" fo:country="GB" officeooo:rsid="003c216a" officeooo:paragraph-rsid="0044fabc"/>
    </style:style>
    <style:style style:name="P21" style:family="paragraph" style:parent-style-name="Preformatted_20_Text">
      <style:text-properties officeooo:paragraph-rsid="001d6152"/>
    </style:style>
    <style:style style:name="P22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rsid="0056ec60" officeooo:paragraph-rsid="0056ec60" style:font-weight-asian="bold" style:font-weight-complex="bold"/>
    </style:style>
    <style:style style:name="P25" style:family="paragraph" style:parent-style-name="Preformatted_20_Text">
      <style:text-properties officeooo:paragraph-rsid="0038d6e6"/>
    </style:style>
    <style:style style:name="P26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Preformatted_20_Text">
      <style:paragraph-properties>
        <style:tab-stops/>
      </style:paragraph-properties>
      <style:text-properties officeooo:paragraph-rsid="0044fabc"/>
    </style:style>
    <style:style style:name="P28" style:family="paragraph" style:parent-style-name="normal">
      <style:text-properties style:text-underline-style="solid" style:text-underline-width="auto" style:text-underline-color="font-color"/>
    </style:style>
    <style:style style:name="T1" style:family="text">
      <style:text-properties officeooo:rsid="0056ec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33a76" style:font-style-asian="italic" style:font-style-complex="italic"/>
    </style:style>
    <style:style style:name="T4" style:family="text">
      <style:text-properties fo:font-style="italic" officeooo:rsid="0056ec60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GB" officeooo:rsid="001d6152"/>
    </style:style>
    <style:style style:name="T7" style:family="text">
      <style:text-properties fo:language="en" fo:country="GB" officeooo:rsid="003a2ee1"/>
    </style:style>
    <style:style style:name="T8" style:family="text">
      <style:text-properties fo:language="en" fo:country="GB" officeooo:rsid="0043e448"/>
    </style:style>
    <style:style style:name="T9" style:family="text">
      <style:text-properties fo:language="en" fo:country="GB" officeooo:rsid="0044fabc"/>
    </style:style>
    <style:style style:name="T10" style:family="text">
      <style:text-properties fo:language="en" fo:country="GB" officeooo:rsid="004f7d52"/>
    </style:style>
    <style:style style:name="T11" style:family="text">
      <style:text-properties fo:language="en" fo:country="GB" officeooo:rsid="005165aa"/>
    </style:style>
    <style:style style:name="T12" style:family="text">
      <style:text-properties fo:language="en" fo:country="GB" officeooo:rsid="0046d652"/>
    </style:style>
    <style:style style:name="T13" style:family="text">
      <style:text-properties officeooo:rsid="004934b1"/>
    </style:style>
    <style:style style:name="T14" style:family="text">
      <style:text-properties officeooo:rsid="0043e448"/>
    </style:style>
    <style:style style:name="T15" style:family="text">
      <style:text-properties officeooo:rsid="003c216a"/>
    </style:style>
    <style:style style:name="T16" style:family="text">
      <style:text-properties officeooo:rsid="0046d652"/>
    </style:style>
    <style:style style:name="T17" style:family="text">
      <style:text-properties officeooo:rsid="00200fc2"/>
    </style:style>
    <style:style style:name="T18" style:family="text">
      <style:text-properties officeooo:rsid="0037cdd9"/>
    </style:style>
    <style:style style:name="T19" style:family="text">
      <style:text-properties officeooo:rsid="0021a5bc"/>
    </style:style>
    <style:style style:name="T20" style:family="text">
      <style:text-properties officeooo:rsid="00290013"/>
    </style:style>
    <style:style style:name="T21" style:family="text">
      <style:text-properties officeooo:rsid="0038d6e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8d6e6" style:font-weight-asian="bold" style:font-weight-complex="bold"/>
    </style:style>
    <style:style style:name="T24" style:family="text">
      <style:text-properties fo:font-style="normal" fo:font-weight="normal" officeooo:rsid="003f63b3" style:font-style-asian="normal" style:font-weight-asian="normal" style:font-style-complex="normal" style:font-weight-complex="normal"/>
    </style:style>
    <style:style style:name="T25" style:family="text">
      <style:text-properties officeooo:rsid="0040e6ec"/>
    </style:style>
    <style:style style:name="T26" style:family="text">
      <style:text-properties officeooo:rsid="00433a76"/>
    </style:style>
    <style:style style:name="T27" style:family="text">
      <style:text-properties officeooo:rsid="0044fabc"/>
    </style:style>
    <style:style style:name="T28" style:family="text">
      <style:text-properties style:font-name="Liberation Mono1" fo:font-size="10pt" officeooo:rsid="0037cdd9" style:font-size-asian="10pt" style:font-size-complex="10pt"/>
    </style:style>
    <style:style style:name="T29" style:family="text">
      <style:text-properties officeooo:rsid="004976e1"/>
    </style:style>
    <style:style style:name="T30" style:family="text">
      <style:text-properties officeooo:rsid="0049ca64"/>
    </style:style>
    <style:style style:name="T31" style:family="text">
      <style:text-properties officeooo:rsid="004bb3ef"/>
    </style:style>
    <style:style style:name="T32" style:family="text">
      <style:text-properties officeooo:rsid="004d3ea4"/>
    </style:style>
    <style:style style:name="T33" style:family="text">
      <style:text-properties officeooo:rsid="004f7662"/>
    </style:style>
    <style:style style:name="T34" style:family="text">
      <style:text-properties officeooo:rsid="004f7d52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SING hp3478ext AS <text:span text:style-name="T14">A </text:span>UNIVER<text:span text:style-name="T14">S</text:span>AL USB-UART-GPIB ADAPTER</text:p>
      <text:p text:style-name="normal"/>
      <text:p text:style-name="P23">GPIB DEBUGGER</text:p>
      <text:p text:style-name="P23"/>
      <text:p text:style-name="normal">hp3478ext implements basic line editor and command history <text:span text:style-name="T13">functionality</text:span>. While entering GPIB commands interactively doesn't seem to be practical for everyday use, it's quite useful for checking individual commands and learning how <text:span text:style-name="T14">a </text:span>particular device behaves.</text:p>
      <text:p text:style-name="normal"><text:span text:style-name="T13">Available l</text:span>ine editor keys:</text:p>
      <text:p text:style-name="Preformatted_20_Text"><text:span text:style-name="T23"><text:tab/>ENTER</text:span><text:span text:style-name="T21"> (</text:span>\r<text:span text:style-name="T21">)</text:span> <text:s text:c="4"/><text:tab/>execute command</text:p>
      <text:p text:style-name="Preformatted_20_Text"><text:span text:style-name="T23"><text:tab/>UP</text:span><text:span text:style-name="T21"> (</text:span>\x27[A<text:span text:style-name="T21">)</text:span> <text:s text:c="3"/><text:tab/>previous command in <text:span text:style-name="T32">the </text:span>history list</text:p>
      <text:p text:style-name="Preformatted_20_Text"><text:span text:style-name="T23"><text:tab/>DOWN</text:span><text:span text:style-name="T21"> (</text:span>\x27[B<text:span text:style-name="T21">) <text:s/><text:tab/></text:span>next command in <text:span text:style-name="T32">the </text:span>history list</text:p>
      <text:p text:style-name="Preformatted_20_Text"><text:span text:style-name="T23"><text:tab/>LEFT</text:span><text:span text:style-name="T21"> (</text:span>\x27[D<text:span text:style-name="T21">) </text:span><text:s/><text:tab/>move <text:span text:style-name="T31">the </text:span>cursor left</text:p>
      <text:p text:style-name="Preformatted_20_Text"><text:span text:style-name="T23"><text:tab/>RIGHT</text:span><text:span text:style-name="T21"> (</text:span>\x27[C<text:span text:style-name="T21">)</text:span> <text:tab/>move <text:span text:style-name="T31">the </text:span>cursor right</text:p>
      <text:p text:style-name="P25"><text:span text:style-name="T23"><text:tab/>BACKSPACE</text:span><text:span text:style-name="T21"> (</text:span>\b<text:span text:style-name="T21">)</text:span>,</text:p>
      <text:p text:style-name="P25"><text:span text:style-name="T23"><text:tab/>DELETE</text:span><text:span text:style-name="T21"> (</text:span>\x7f<text:span text:style-name="T21">)</text:span> <text:s/><text:tab/>delete <text:span text:style-name="T30">the</text:span> character before the cursor</text:p>
      <text:p text:style-name="normal"/>
      <text:p text:style-name="normal">When us<text:span text:style-name="T13">ing hp3478ext</text:span> <text:span text:style-name="T13">under s</text:span>oftware <text:span text:style-name="T13">control</text:span>, interactive mode should be turned off with <text:span text:style-name="T14">the</text:span> <text:span text:style-name="T5">O1 </text:span><text:span text:style-name="T24">or</text:span> <text:span text:style-name="T2">OI0</text:span> command.</text:p>
      <text:p text:style-name="normal"/>
      <text:p text:style-name="P24">HP 3478A EXTENSION MODE</text:p>
      <text:p text:style-name="P24"/>
      <text:p text:style-name="normal">Originally, <text:span text:style-name="T1">the hp3478ext</text:span> was designed as a hardware add-on to the HP 3478A multimeter. <text:span text:style-name="T1">This assumes that the ATmega328P's firmware can operate without PC control, intercepting and responding to the 3478A's front panel keys. Such stand-alone operation is called an “extension mode” throughout this document. When using hp3478ext as a PC interface to remotely control GPIB devices, the extension mode should be disabled with </text:span><text:span text:style-name="T4">OX0</text:span><text:span text:style-name="T1">, </text:span><text:span text:style-name="T4">O0</text:span><text:span text:style-name="T1"> or </text:span><text:span text:style-name="T4">O1</text:span><text:span text:style-name="T1"> command.</text:span></text:p>
      <text:p text:style-name="normal"/>
      <text:p text:style-name="P23">COMMAND REFERENCE</text:p>
      <text:p text:style-name="P23"/>
      <text:p text:style-name="P28"><text:span text:style-name="T22">D</text:span>: transmit or receive ASCII data (ATN off)</text:p>
      <text:p text:style-name="normal"><text:span text:style-name="T14">This c</text:span>ommand receives data if the adapter is in <text:span text:style-name="T14">the </text:span>LISTEN state. <text:span text:style-name="T14">The e</text:span>nd of transmission is <text:span text:style-name="T19">determined</text:span> by receiv<text:span text:style-name="T14">ing</text:span> <text:span text:style-name="T14">an</text:span> end sequence (OR command). A<text:span text:style-name="T14">n a</text:span>bsence of data (timeout) is <text:span text:style-name="T14">re</text:span>presented <text:span text:style-name="T14">by</text:span> an empty string.</text:p>
      <text:p text:style-name="normal"><text:span text:style-name="T14">This c</text:span>ommand transmits data if the adapter is not in <text:span text:style-name="T14">the</text:span> LISTEN state. <text:span text:style-name="T14">The p</text:span>ayload immediately follows the command character. Depending on the OT (transmit end sequence) setting, <text:span text:style-name="T14">a </text:span>transfer is terminated with EOI, \r or \n.</text:p>
      <text:p text:style-name="normal">Response<text:span text:style-name="T14">s</text:span>:</text:p>
      <text:p text:style-name="Preformatted_20_Text"><text:s text:c="4"/>OK\r\n <text:s text:c="12"/>transmission complete</text:p>
      <text:p text:style-name="Preformatted_20_Text"><text:s text:c="4"/>TIMEOUT &lt;len&gt;\r\n <text:s/>time<text:span text:style-name="T14">d</text:span> out waiting for <text:span text:style-name="T14">the </text:span>device while transmitting</text:p>
      <text:p text:style-name="Preformatted_20_Text"><text:s text:c="23"/><text:span text:style-name="T29">(</text:span>&lt;len&gt; is <text:span text:style-name="T14">the </text:span>number of bytes actually transmitted<text:span text:style-name="T29">)</text:span></text:p>
      <text:p text:style-name="Preformatted_20_Text"><text:s text:c="4"/>\r\n <text:s text:c="14"/>time<text:span text:style-name="T14">d</text:span> out waiting for <text:span text:style-name="T14">the </text:span>device while receiving</text:p>
      <text:p text:style-name="Preformatted_20_Text"><text:s text:c="4"/>&lt;payload&gt; <text:s text:c="9"/>data received from the device</text:p>
      <text:p text:style-name="Preformatted_20_Text"/>
      <text:p text:style-name="Preformatted_20_Text"/>
      <text:p text:style-name="P28"><text:span text:style-name="T22">C</text:span>: transmit <text:span text:style-name="T14">an </text:span>ASCII command (ATN on)</text:p>
      <text:p text:style-name="normal"><text:span text:style-name="T14">The </text:span>C <text:span text:style-name="T14">c</text:span>ommand transmits ASCII bytes with <text:span text:style-name="T14">the</text:span> ATN signal turned on. Transferred data is analysed to set the bus state as follows:</text:p>
      <text:p text:style-name="normal">- <text:span text:style-name="T14">The </text:span>GPIB adapter will enter <text:span text:style-name="T14">the </text:span>LISTEN state if its listen address (+32) is in the command string.</text:p>
      <text:p text:style-name="normal">- <text:span text:style-name="T14">The </text:span>GPIB adapter will exit <text:span text:style-name="T14">the </text:span>LISTEN state if its talk address (+64) or <text:span text:style-name="T29">the </text:span>unlisten command (?) is in the <text:span text:style-name="T14">command </text:span>string.</text:p>
      <text:p text:style-name="normal">Response<text:span text:style-name="T14">s</text:span>:</text:p>
      <text:p text:style-name="P5"><text:s text:c="4"/>OK\r\n <text:s text:c="12"/>transfer complete</text:p>
      <text:p text:style-name="P5"><text:s text:c="4"/>TIMEOUT &lt;len&gt;\r\n <text:s/><text:span text:style-name="T20">t</text:span>ime<text:span text:style-name="T14">d</text:span> out waiting for <text:span text:style-name="T14">the </text:span>device</text:p>
      <text:p text:style-name="P5"><text:s text:c="23"/><text:span text:style-name="T29">(</text:span>&lt;len&gt; is <text:span text:style-name="T14">the </text:span>number of bytes actually transmitted<text:span text:style-name="T29">)</text:span></text:p>
      <text:p text:style-name="P5"/>
      <text:p text:style-name="P3"/>
      <text:p text:style-name="P28"><text:soft-page-break/><text:span text:style-name="T22">R</text:span>, <text:span text:style-name="T22">L</text:span>: control REN signal</text:p>
      <text:p text:style-name="normal">R turns REN on, L turns REN off.</text:p>
      <text:p text:style-name="normal">Response:</text:p>
      <text:p text:style-name="P3"><text:tab/>OK\r\n</text:p>
      <text:p text:style-name="P3"/>
      <text:p text:style-name="P3"/>
      <text:p text:style-name="P28"><text:span text:style-name="T22">I</text:span>: clear interface</text:p>
      <text:p text:style-name="normal">Turns <text:span text:style-name="T14">the </text:span>IFC signal on for 1ms. <text:span text:style-name="T14">The </text:span>GPIB adapter will exit <text:span text:style-name="T14">the </text:span>LISTEN state.</text:p>
      <text:p text:style-name="normal">Response:</text:p>
      <text:p text:style-name="P3"><text:tab/>OK\r\n</text:p>
      <text:p text:style-name="P3"/>
      <text:p text:style-name="P3"/>
      <text:p text:style-name="P28"><text:span text:style-name="T22">S</text:span>: get status</text:p>
      <text:p text:style-name="normal">Returns <text:span text:style-name="T14">the </text:span>state of <text:span text:style-name="T14">the </text:span>SRQ and REN lines as two ASCII characters, 0 or 1. The third character is the GPIB adapter’<text:span text:style-name="T29">s</text:span> state: 0 = TALK, 1 = LISTEN. <text:span text:style-name="T14">Unlike the</text:span> LISTEN <text:span text:style-name="T14">state</text:span>, in <text:span text:style-name="T14">the </text:span>TALK state it actually doesn't verify whether its TALK address was sent or not.</text:p>
      <text:p text:style-name="P3">Response:</text:p>
      <text:p text:style-name="P3"><text:tab/>000\r\n<text:tab/><text:tab/>three characters, <text:span text:style-name="T14">as described</text:span> above</text:p>
      <text:p text:style-name="P3"/>
      <text:p text:style-name="P3"/>
      <text:p text:style-name="P28"><text:span text:style-name="T22">P</text:span>: enter "plotter" mode</text:p>
      <text:p text:style-name="normal">In plotter mode, <text:span text:style-name="T14">the</text:span> GPIB adapter <text:span text:style-name="T19">continuously</text:span> attempts to read data from the bus. <text:span text:style-name="T25">Send an</text:span> <text:span text:style-name="T25">ESCAPE (</text:span>\x27<text:span text:style-name="T25">) character</text:span> to exit plotter mode.</text:p>
      <text:p text:style-name="normal">Response:</text:p>
      <text:p text:style-name="P21"><text:span text:style-name="T6"><text:s text:c="4"/>&lt;data&gt;<text:tab/><text:tab/><text:tab/></text:span><text:span text:style-name="T8">data read from the bus</text:span></text:p>
      <text:p text:style-name="P3"/>
      <text:p text:style-name="P3"/>
      <text:p text:style-name="P28"><text:span text:style-name="T22">O</text:span>: option setting</text:p>
      <text:p text:style-name="normal">Sets various options as described below. The syntax for the O command is as follows:</text:p>
      <text:p text:style-name="P5"><text:tab/>O&lt;opt&gt;&lt;val&gt; <text:s text:c="4"/><text:tab/>set option &lt;opt&gt; to decimal &lt;val&gt;</text:p>
      <text:p text:style-name="P5"><text:tab/>O&lt;opt&gt; <text:s text:c="9"/><text:tab/>request <text:span text:style-name="T27">an </text:span>option’<text:span text:style-name="T27">s current</text:span> value</text:p>
      <text:p text:style-name="P5"><text:tab/>O? <text:s text:c="13"/><text:tab/>list <text:span text:style-name="T27">all</text:span> ava<text:span text:style-name="T19">i</text:span>lable options</text:p>
      <text:p text:style-name="P5"><text:tab/>O&lt;opt&gt;&lt;val&gt;w <text:s text:c="3"/><text:tab/>set option &lt;opt&gt; to &lt;val&gt; and <text:span text:style-name="T27">save</text:span> it in EEPROM</text:p>
      <text:p text:style-name="P5"><text:tab/>O0 <text:s text:c="13"/><text:tab/>set <text:span text:style-name="T27">to </text:span>default <text:span text:style-name="T27">value</text:span>s for interactive operation</text:p>
      <text:p text:style-name="P5"><text:tab/>O1 <text:s text:c="13"/><text:tab/>set <text:span text:style-name="T27">to </text:span>default <text:span text:style-name="T27">value</text:span>s for non-interactive operation</text:p>
      <text:p text:style-name="P6"/>
      <text:p text:style-name="normal">Available options (&lt;opt&gt;):</text:p>
      <text:p text:style-name="P27"><text:span text:style-name="T7"><text:tab/>X <text:s text:c="3"/><text:tab/><text:tab/><text:tab/></text:span><text:span text:style-name="T9">Enables or disables </text:span><text:span text:style-name="T11">the </text:span><text:span text:style-name="T10">HP 3478A</text:span><text:span text:style-name="T9"> extension mode.</text:span></text:p>
      <text:p text:style-name="P7"/>
      <text:p text:style-name="P7"><text:tab/><text:tab/><text:tab/><text:tab/>1 = enable <text:span text:style-name="T34">the</text:span> <text:span text:style-name="T33">HP 3478A </text:span>extension mode. <text:span text:style-name="T27">T</text:span>his mode conflicts</text:p>
      <text:p text:style-name="P7"><text:tab/><text:tab/><text:tab/><text:tab/>with <text:span text:style-name="T27">the </text:span>GPIB commands described in this document.</text:p>
      <text:p text:style-name="P7"/>
      <text:p text:style-name="P9"><text:s text:c="5"/><text:tab/><text:tab/><text:tab/><text:tab/>0 = <text:span text:style-name="T34">hp3478ext will not attempt to connect to the HP 3478A </text:span></text:p>
      <text:p text:style-name="P19"><text:tab/><text:tab/><text:tab/><text:tab/>multimeter. This setting is assumed when using</text:p>
      <text:p text:style-name="P9"><text:tab/><text:tab/><text:tab/><text:tab/><text:span text:style-name="T34">hp3478ext as a general purpose GPIB adapter.</text:span></text:p>
      <text:p text:style-name="P9"/>
      <text:p text:style-name="P7"><text:tab/>R <text:s text:c="3"/><text:tab/><text:tab/><text:tab/>Receive end sequence, <text:span text:style-name="T27">which</text:span> specifies when <text:span text:style-name="T27">the </text:span>THD, TUD and</text:p>
      <text:p text:style-name="P7"><text:tab/><text:tab/><text:tab/><text:tab/>D commands w<text:span text:style-name="T27">ill</text:span> stop.</text:p>
      <text:p text:style-name="P7"/>
      <text:p text:style-name="P7"><text:s text:c="5"/><text:tab/><text:tab/><text:tab/><text:tab/>1 = CR, 2 = LF, 4 = EOI</text:p>
      <text:p text:style-name="P7"/>
      <text:p text:style-name="P7"><text:tab/><text:tab/><text:tab/><text:tab/>Th<text:span text:style-name="T27">e</text:span>se bits may be ORed together <text:span text:style-name="T27">so that </text:span>any of <text:span text:style-name="T27">the</text:span></text:p>
      <text:p text:style-name="P8"><text:s text:c="5"/><text:tab/><text:tab/><text:tab/><text:tab/>specified conditions will stop the transfer.</text:p>
      <text:p text:style-name="P8"/>
      <text:p text:style-name="P7"><text:tab/>T <text:s text:c="3"/><text:tab/><text:tab/><text:tab/>Transmit end sequence, <text:span text:style-name="T27">which</text:span> specifies what to send after</text:p>
      <text:p text:style-name="P7"><text:tab/><text:tab/><text:tab/><text:tab/>the data <text:span text:style-name="T27">is </text:span>supplied <text:span text:style-name="T27">using the </text:span>D command. <text:span text:style-name="T15">It accepts the</text:span></text:p>
      <text:p text:style-name="P20"><text:tab/><text:tab/><text:tab/><text:tab/>same values as the R option. For example, 7 means to send</text:p>
      <text:p text:style-name="P20"><text:soft-page-break/><text:tab/><text:tab/><text:tab/><text:tab/>CR followed by LF with EOI.</text:p>
      <text:p text:style-name="P7"/>
      <text:p text:style-name="P10"><text:tab/>I <text:s text:c="3"/><text:tab/><text:tab/><text:tab/><text:span text:style-name="T27">Enable or disable interactive mode.</text:span></text:p>
      <text:p text:style-name="P10"/>
      <text:p text:style-name="P10"><text:tab/><text:tab/><text:tab/><text:tab/>0 = disable interactive mode. Turns off <text:span text:style-name="T27">the </text:span>line editor and</text:p>
      <text:p text:style-name="P10"><text:tab/><text:tab/><text:tab/><text:tab/>echoing of commands, <text:span text:style-name="T27">which </text:span>disables <text:span text:style-name="T27">the </text:span>&lt;GPIB&gt; prompt.</text:p>
      <text:p text:style-name="P10"/>
      <text:p text:style-name="P12"><text:s text:c="5"/><text:tab/><text:tab/><text:tab/><text:tab/>1 = enable interactive mode.</text:p>
      <text:p text:style-name="P12"/>
      <text:p text:style-name="P10"><text:tab/>C <text:s text:c="3"/><text:tab/><text:tab/><text:tab/>Controller GPIB address. This address is recognised in GPIB</text:p>
      <text:p text:style-name="P10"><text:tab/><text:tab/><text:tab/><text:tab/>commands so <text:span text:style-name="T27">that</text:span> the adapter knows it's in <text:span text:style-name="T27">the </text:span>LISTEN</text:p>
      <text:p text:style-name="P10"><text:tab/><text:tab/><text:tab/><text:tab/>state.</text:p>
      <text:p text:style-name="P10"/>
      <text:p text:style-name="P11"><text:tab/>D <text:s text:c="3"/><text:tab/><text:tab/><text:tab/>Device GPIB address <text:span text:style-name="T16">(t</text:span>he address of <text:span text:style-name="T16">the </text:span>HP 3478A<text:span text:style-name="T16">).</text:span> <text:span text:style-name="T16">T</text:span>his is</text:p>
      <text:p text:style-name="P11"><text:tab/><text:tab/><text:tab/><text:tab/>only used in <text:span text:style-name="T16">hp</text:span>3478<text:span text:style-name="T16">ext’s</text:span> extension mode. <text:span text:style-name="T16">However,</text:span> if this</text:p>
      <text:p text:style-name="P11"><text:tab/><text:tab/><text:tab/><text:tab/>address is set to 31, the adapter will enter “<text:span text:style-name="T26">plotter”</text:span> mode</text:p>
      <text:p text:style-name="P11"><text:tab/><text:tab/><text:tab/><text:tab/>upon start up <text:span text:style-name="T26">(as if the </text:span><text:span text:style-name="T3">P</text:span><text:span text:style-name="T26"> command was entered)</text:span>.</text:p>
      <text:p text:style-name="P11"/>
      <text:p text:style-name="P13"><text:tab/>B <text:s text:c="3"/><text:tab/><text:tab/><text:tab/>Baud rate.</text:p>
      <text:p text:style-name="P13"/>
      <text:p text:style-name="P13"><text:tab/><text:tab/><text:tab/><text:tab/>0 = 115200, 2 = 500K, 3 = 1M, 4 = 2M.</text:p>
      <text:p text:style-name="P13"/>
      <text:p text:style-name="P13"><text:tab/><text:tab/><text:tab/><text:tab/>Note that <text:span text:style-name="T16">the maximum available rate</text:span> depends on the</text:p>
      <text:p text:style-name="P13"><text:tab/><text:tab/><text:tab/><text:tab/><text:span text:style-name="T16">capabilities of the</text:span> USB-UART chip <text:span text:style-name="T16">that is being </text:span>used.</text:p>
      <text:p text:style-name="P8"/>
      <text:p text:style-name="P22">Response<text:span text:style-name="T16">s</text:span>:</text:p>
      <text:p text:style-name="P22"/>
      <text:p text:style-name="P1"><text:tab/>&lt;opt_help&gt; <text:s text:c="7"/>text <text:span text:style-name="T16">returned </text:span>fr<text:span text:style-name="T16">om</text:span> <text:span text:style-name="T16">the</text:span> O? <text:span text:style-name="T16">command</text:span></text:p>
      <text:p text:style-name="P1"><text:tab/>&lt;val&gt;\r\n <text:s text:c="8"/>option value in decimal</text:p>
      <text:p text:style-name="P1"><text:tab/>OK <text:s text:c="15"/>option is set</text:p>
      <text:p text:style-name="P1"><text:tab/>ERROR\r\n <text:s text:c="8"/>incorrect command syntax or value</text:p>
      <text:p text:style-name="P1"><text:tab/>WRONG OPTION\r\n <text:s/>unknown option</text:p>
      <text:p text:style-name="P1"/>
      <text:p text:style-name="P3"/>
      <text:p text:style-name="P28"><text:span text:style-name="T22">?</text:span>: quick help</text:p>
      <text:p text:style-name="normal">Prints <text:span text:style-name="T16">the </text:span>command summary.</text:p>
      <text:p text:style-name="P3"/>
      <text:p text:style-name="P3"/>
      <text:p text:style-name="P28"><text:span text:style-name="T22">H</text:span>: command list</text:p>
      <text:p text:style-name="normal">Prints command history.</text:p>
      <text:p text:style-name="P3"/>
      <text:p text:style-name="P3"/>
      <text:p text:style-name="P28"><text:span text:style-name="T22">T</text:span>: binary and hex transfer commands</text:p>
      <text:p text:style-name="P3"><text:tab/>THC <text:s text:c="5"/><text:tab/><text:tab/>transmit hex command</text:p>
      <text:p text:style-name="P3"><text:tab/>TBD <text:s text:c="5"/><text:tab/><text:tab/>transmit binary data</text:p>
      <text:p text:style-name="P3"><text:tab/>TBD&lt;len&gt; <text:tab/><text:tab/>receive binary data</text:p>
      <text:p text:style-name="P3"><text:tab/>THD <text:s text:c="5"/><text:tab/><text:tab/>transmit hex data</text:p>
      <text:p text:style-name="P3"><text:tab/>THD&lt;len&gt; <text:tab/><text:tab/>receive hex data</text:p>
      <text:p text:style-name="P3"/>
      <text:p text:style-name="normal">Data transmit or receive operation is determined by the LISTEN state of the adapter. <text:span text:style-name="T16">For example,</text:span> T is interpreted as receive, if <text:span text:style-name="T16">the</text:span> adapter is addressed as <text:span text:style-name="T16">the </text:span>listener. THC always transmits. <text:span text:style-name="T16">(</text:span>&lt;len&gt; is optional. It is one byte hex value and specifies maximum number of characters to receive.<text:span text:style-name="T16">)</text:span></text:p>
      <text:p text:style-name="normal"><text:span text:style-name="T2">HEX data</text:span> is an arbitrary length hex string terminated with an optional ; and \r\n. The line is terminated with EOI by default, so ; means that there is no EOI. When transmitting, <text:span text:style-name="T16">the </text:span>command buffer is limited <text:span text:style-name="T16">to</text:span> 64 bytes. The maximum payload size is (64 - sizeof("THD") - sizeof("\r")) = 30 bytes. There's no limit on the received hex string length.</text:p>
      <text:p text:style-name="normal"><text:span text:style-name="T2">Binary data</text:span> consists of blocks prefixed with <text:span text:style-name="T16">a </text:span>one-byte length <text:span text:style-name="T16">value</text:span>. <text:span text:style-name="T16">The b</text:span>lock <text:soft-page-break/>length is up to 127 bytes. <text:span text:style-name="T16">The h</text:span>igh-order bit of <text:span text:style-name="T16">the </text:span>length byte represen<text:span text:style-name="T19">t</text:span>s EOI at the end of the block. T<text:span text:style-name="T16">he t</text:span>ransfer is terminated with <text:span text:style-name="T16">a</text:span> 0 byte (i.e., length = 0).</text:p>
      <text:p text:style-name="normal">Response<text:span text:style-name="T16">s</text:span>:</text:p>
      <text:p text:style-name="P21"><text:span text:style-name="T6"><text:tab/>ERROR\r\n <text:s text:c="8"/></text:span><text:span text:style-name="T12">incorrect</text:span><text:span text:style-name="T6"> command syntax</text:span></text:p>
      <text:p text:style-name="P2"><text:tab/>TIMEOUT &lt;len&gt;\r\n time<text:span text:style-name="T16">d</text:span> out while transmitting </text:p>
      <text:p text:style-name="P2"><text:tab/> <text:s text:c="17"/>(&lt;len&gt; = number of bytes sent, in decimal)</text:p>
      <text:p text:style-name="P3"><text:tab/>OK\r\n <text:s text:c="11"/>send <text:span text:style-name="T16">is</text:span> complete <text:span text:style-name="T16">(applies to</text:span> TH commands<text:span text:style-name="T16">)</text:span></text:p>
      <text:p text:style-name="P3"><text:tab/>;\r\n <text:s text:c="12"/>time<text:span text:style-name="T16">d</text:span> out receiving data for <text:span text:style-name="T16">the </text:span>THD command </text:p>
      <text:p text:style-name="P3"><text:tab/>&lt;payload&gt; <text:s text:c="8"/>binary or hex payload (see <text:span text:style-name="T16">example</text:span> below)</text:p>
      <text:p text:style-name="P4"><text:tab/>&lt;txlen&gt; <text:s text:c="10"/>status byte = number of bytes transmitted for each block</text:p>
      <text:p text:style-name="P4"><text:tab/> <text:s text:c="17"/>(see example below)</text:p>
      <text:p text:style-name="P3"/>
      <text:p text:style-name="P3"/>
      <text:p text:style-name="P16">EXAMPLES</text:p>
      <text:p text:style-name="P3"/>
      <text:p text:style-name="normal"><text:span text:style-name="T17">In all of the examples below, “</text:span>=&gt;” <text:span text:style-name="T16">represents a</text:span> request <text:span text:style-name="T16">and</text:span> “&lt;=” <text:span text:style-name="T16">represents a</text:span> respon<text:span text:style-name="T19">s</text:span>e. <text:span text:style-name="T16">C</text:span>haracters <text:span text:style-name="T16">that are escaped with a backslash “\”</text:span> are non-printable characters in C notation. <text:span text:style-name="T18">If the example demonstrates use of interactive mode, dialogue is presented as it is seen on the terminal (</text:span><text:span text:style-name="T28">i.e.</text:span><text:span text:style-name="T18">, no special characters are shown).</text:span></text:p>
      <text:p text:style-name="P14"/>
      <text:p text:style-name="P28">Example 1: data formats</text:p>
      <text:p text:style-name="normal"><text:span text:style-name="T16">The f</text:span>ollowing example explains how to send <text:span text:style-name="T16">an </text:span>EOI-terminated "HELLO WORLD\n" string in various formats. </text:p>
      <text:p text:style-name="P3"/>
      <text:p text:style-name="normal">Hex transmission:</text:p>
      <text:p text:style-name="P3"><text:tab/>=&gt; THD48454c4c4f20;\r</text:p>
      <text:p text:style-name="P3"><text:tab/>&lt;= OK\r\n</text:p>
      <text:p text:style-name="P3"><text:tab/>=&gt; THD574f524c44210a\r</text:p>
      <text:p text:style-name="P3"><text:tab/>&lt;= OK\r\n</text:p>
      <text:p text:style-name="P3"/>
      <text:p text:style-name="normal">Binary transmission:</text:p>
      <text:p text:style-name="P3"><text:tab/>=&gt; TBD\r\x06HELLO \x87WORLD!\n</text:p>
      <text:p text:style-name="P3"><text:tab/>&lt;= \x06\x07</text:p>
      <text:p text:style-name="P3"/>
      <text:p text:style-name="normal">ASCII transmission:</text:p>
      <text:p text:style-name="P3"><text:tab/>=&gt; OT6\r\n</text:p>
      <text:p text:style-name="P3"><text:tab/>&lt;= OK\r\n</text:p>
      <text:p text:style-name="P3"><text:tab/>=&gt; DHELLO WORLD!</text:p>
      <text:p text:style-name="P3"><text:tab/>&lt;= OK\r\n</text:p>
      <text:p text:style-name="P3"/>
      <text:p text:style-name="P3"/>
      <text:p text:style-name="P28">Example <text:span text:style-name="T18">2</text:span>: <text:span text:style-name="T18">getting a reading from the HP 3478A</text:span></text:p>
      <text:p text:style-name="normal"><text:span text:style-name="T16">This example</text:span> assumes <text:span text:style-name="T16">a </text:span>default controller address <text:span text:style-name="T16">of </text:span>21 and multimeter address <text:span text:style-name="T16">of</text:span> 23.</text:p>
      <text:p text:style-name="P15"/>
      <text:p text:style-name="P17"><text:tab/>&lt;GPIB&gt; CW5</text:p>
      <text:p text:style-name="P17"><text:tab/>OK</text:p>
      <text:p text:style-name="P17"><text:tab/>&lt;GPIB&gt; D</text:p>
      <text:p text:style-name="P17"><text:tab/>+1.87978E+0</text:p>
      <text:p text:style-name="P17"><text:tab/>&lt;GPIB&gt;</text:p>
      <text:p text:style-name="P17"/>
      <text:p text:style-name="P17"/>
      <text:p text:style-name="P28">Example 3: serial poll<text:span text:style-name="T16">ing</text:span> - reading <text:span text:style-name="T16">the </text:span>status byte</text:p>
      <text:p text:style-name="P18"><text:tab/>&lt;GPIB&gt; THC183557</text:p>
      <text:p text:style-name="P18"><text:tab/>OK</text:p>
      <text:p text:style-name="P18"><text:tab/>&lt;GPIB&gt; THD1</text:p>
      <text:p text:style-name="P18"><text:tab/>01;</text:p>
      <text:p text:style-name="P18"><text:tab/>&lt;GPIB&gt; THC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2:46:01.752570021</dc:date>
    <meta:editing-duration>PT3H25M51S</meta:editing-duration>
    <meta:editing-cycles>44</meta:editing-cycles>
    <meta:generator>LibreOffice/5.2.7.2$Linux_X86_64 LibreOffice_project/20m0$Build-2</meta:generator>
    <meta:document-statistic meta:table-count="0" meta:image-count="0" meta:object-count="0" meta:page-count="4" meta:paragraph-count="145" meta:word-count="1280" meta:character-count="8102" meta:non-whitespace-character-count="6396"/>
  </office:meta>
</office:document-meta>
</file>